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iqueGenerator.generate( TestCase theTestC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niqueGenerator.generate( TestCase theTestCase , long the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niqueGenerator.toHex( long th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